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1.A4"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4" style:family="table-cell" style:data-style-name="N10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ext-properties style:font-name="Arial1" fo:font-size="12p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3.44cm" fo:margin-right="0cm" fo:text-align="start" style:justify-single-word="false" fo:text-indent="-3.466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21" style:family="paragraph" style:parent-style-name="Table">
      <style:paragraph-properties fo:margin-left="0cm" fo:margin-right="0cm" fo:text-indent="0cm" style:auto-text-indent="false">
        <style:tab-stops>
          <style:tab-stop style:position="6.05cm"/>
          <style:tab-stop style:position="8.601cm"/>
          <style:tab-stop style:position="12.102cm"/>
        </style:tab-stops>
      </style:paragraph-properties>
    </style:style>
    <style:style style:name="P22" style:family="paragraph" style:parent-style-name="Standard">
      <style:paragraph-properties fo:margin-left="-0.026cm" fo:margin-right="0cm" fo:text-align="justify" style:justify-single-word="false" fo:text-indent="0cm" style:auto-text-indent="false">
        <style:tab-stops/>
      </style:paragraph-properties>
    </style:style>
    <style:style style:name="P23"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6"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7" style:family="paragraph" style:parent-style-name="Standard" style:list-style-name="L1">
      <style:paragraph-properties fo:text-align="justify" style:justify-single-word="false">
        <style:tab-stops>
          <style:tab-stop style:position="4.738cm"/>
        </style:tab-stops>
      </style:paragraph-properties>
    </style:style>
    <style:style style:name="P28" style:family="paragraph" style:parent-style-name="Standard">
      <style:paragraph-properties style:snap-to-layout-grid="false"/>
    </style:style>
    <style:style style:name="P29" style:family="paragraph" style:parent-style-name="Standard" style:master-page-name="First_20_Page">
      <style:paragraph-properties style:page-number="1"/>
    </style:style>
    <style:style style:name="P30" style:family="paragraph" style:parent-style-name="Heading_20_1">
      <style:paragraph-properties fo:text-align="justify" style:justify-single-word="false"/>
    </style:style>
    <style:style style:name="P31" style:family="paragraph" style:parent-style-name="Heading_20_1">
      <style:paragraph-properties fo:break-before="page"/>
    </style:style>
    <style:style style:name="P32" style:family="paragraph" style:parent-style-name="Heading_20_2">
      <style:paragraph-properties fo:text-align="justify" style:justify-single-word="false"/>
    </style:style>
    <style:style style:name="P33" style:family="paragraph" style:parent-style-name="Heading_20_2">
      <style:paragraph-properties fo:text-align="justify" style:justify-single-word="false"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T7" style:family="text">
      <style:text-properties fo:color="#000000"/>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Not-Aus-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5"><text:span text:style-name="T4">Datum</text:span><text:tab/><text:modification-date style:data-style-name="N36">17.06.2010</text:modification-date></text:p>
      <text:p text:style-name="P15"><text:span text:style-name="T4">Quelle</text:span><text:tab/>Dokumente → 04_Test → 04.01_Testspezifikation</text:p>
      <text:p text:style-name="P23"><text:span text:style-name="T4">Autoren</text:span><text:tab/>Norman Nieß</text:p>
      <text:p text:style-name="P15"><text:tab/>Kai Dziembala</text:p>
      <text:p text:style-name="P15"><text:span text:style-name="T4">Version</text:span><text:tab/><text:reference-mark-start text:name="Version"/><text:span text:style-name="Version_20_Char">1.0</text:span><text:reference-mark-end text:name="Version"/></text:p>
      <text:p text:style-name="P15"><text:span text:style-name="T4">Status</text:span><text:tab/>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18.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03.06.2010</text:p>
          </table:table-cell>
          <table:table-cell table:style-name="Tabelle1.A2" office:value-type="float" office:value="0">
            <text:p text:style-name="P8">Felix Geber</text:p>
          </table:table-cell>
          <table:table-cell table:style-name="Tabelle1.D2" office:value-type="float" office:value="0">
            <text:p text:style-name="P8">Review: Ändern kleiner Rechtschreibfehler, Kapitel <text:bookmark-ref text:reference-format="chapter" text:ref-name="__RefHeading__559_1218511389">4</text:bookmark-ref>: Änderung der PIN-Nummer von 2.0 auf 3.4, Ändern der Bezeichnung 'High' auf 'TRUE' und 'Low' auf 'FALSE', Kapitel <text:bookmark-ref text:reference-format="chapter" text:ref-name="__RefHeading__778_1218511389">5.4</text:bookmark-ref>:Anpassung an die Änderung des Codes (statt einer for-Endlosschleife wird eine while-Schleife verwendet mit der Bedingung '!P1^0')</text:p>
          </table:table-cell>
        </table:table-row>
        <table:table-row table:style-name="Tabelle1.1">
          <table:table-cell table:style-name="Tabelle1.A4" office:value-type="float" office:value="0">
            <text:p text:style-name="P8">1.0</text:p>
          </table:table-cell>
          <table:table-cell table:style-name="Tabelle1.A4" office:value-type="float" office:value="0">
            <text:p text:style-name="P8">17.06.2010</text:p>
          </table:table-cell>
          <table:table-cell table:style-name="Tabelle1.A4" office:value-type="float" office:value="0">
            <text:p text:style-name="P8">Kai Dziembala</text:p>
          </table:table-cell>
          <table:table-cell table:style-name="Tabelle1.D4" office:value-type="float" office:value="0">
            <text:p text:style-name="P8">Freigabe der Testspezifikation 'Not-Aus-Treiber'</text:p>
          </table:table-cell>
        </table:table-row>
      </table:table>
      <text:p text:style-name="Standard"/>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4">1 <text:s/>Historie<text:tab/>2</text:p>
          <text:p text:style-name="P24">2 <text:s/>Inhaltsverzeichnis<text:tab/>3</text:p>
          <text:p text:style-name="P24">3 <text:s/>Identifikation des Testobjekts<text:tab/>4</text:p>
          <text:p text:style-name="P24">4 <text:s/>Testziele<text:tab/>5</text:p>
          <text:p text:style-name="P24">5 <text:s/>Testfall 1 „Not-Aus“<text:tab/>6</text:p>
          <text:p text:style-name="P25">5.1 <text:s/>Identifikation des Testobjektes<text:tab/>6</text:p>
          <text:p text:style-name="P25">5.2 <text:s/>Test-Identifikation<text:tab/>6</text:p>
          <text:p text:style-name="P25">5.3 <text:s/>Testfallbeschreibung<text:tab/>6</text:p>
          <text:p text:style-name="P25">5.4 <text:s/>Testskript<text:tab/>6</text:p>
          <text:p text:style-name="P25">5.5 <text:s/>Testreferenz<text:tab/>7</text:p>
          <text:p text:style-name="P25">5.6 <text:s/>Test-Protokoll<text:tab/>7</text:p>
          <text:p text:style-name="P24">6 <text:s/>Auswertung<text:tab/>8</text:p>
        </text:index-body>
      </text:table-of-content>
      <text:p text:style-name="P9"/>
      <text:h text:style-name="Heading_20_1" text:outline-level="1"><text:s/>Identifikation des Testobjekts</text:h>
      <text:p text:style-name="P11">Es wird der Programmcode zum Softwaremodul „Not-Aus-Treiber“ getestet:</text:p>
      <text:list xml:id="list43661496" text:style-name="L1">
        <text:list-item>
          <text:p text:style-name="P26">Notaus.c<text:tab/>(Version 0.2, <text:span text:style-name="T5">Repository</text:span>-Nr. 217)</text:p>
        </text:list-item>
        <text:list-item>
          <text:p text:style-name="P27">Notaus.h<text:tab/>(Version 0.1, <text:span text:style-name="T5">Repository</text:span>-Nr. 217)</text:p>
        </text:list-item>
      </text:list>
      <text:p text:style-name="P14">Das Modul „Not-Aus Treiber“ ist in der Treiberschicht der Software angesiedelt. Dieses Modul stellt die Verbindung vom Mikrocontroller zu einem Relais her, dass dazu dient, die Versorgungsspannung vom Schienennetz zu trennen. Dies geschieht zum Beispiel, wenn auf der Strecke ein kritischer Zustand auftritt und an den Not-Aus Treiber gemeldet wird.</text:p>
      <text:p text:style-name="P11"/>
      <text:p text:style-name="P11"/>
      <text:h text:style-name="P31" text:outline-level="1"><text:bookmark text:name="__RefHeading__559_1218511389"/><text:s/>Testziele<text:bookmark-end text:name="__RefHeading__559_1218511389"/></text:h>
      <text:p text:style-name="P11">Der Test des Software-Moduls 'Not-Aus-Treiber' soll sicherstellen, dass ein Aufruf der externen Schnittstelle 'emergency_off(void)' den Not-Aus-PIN 3.4 auf FALSE setzt und somit das Schienennetz von der Versorgungsspannung getrennt wird.</text:p>
      <text:h text:style-name="Heading_20_1" text:outline-level="1"><text:s/>Testfall 1 „Not-Aus“</text:h>
      <text:h text:style-name="Heading_20_2" text:outline-level="2"><text:s/>Identifikation des Testobjektes</text:h>
      <text:p text:style-name="P11">siehe Kapitel 3</text:p>
      <text:p text:style-name="P11"/>
      <text:h text:style-name="P32" text:outline-level="2"><text:s/>Test-Identifikation</text:h>
      <text:p text:style-name="P17">Testname:<text:tab/>Test_NotAus</text:p>
      <text:p text:style-name="P22">Verzeichnisse</text:p>
      <text:p text:style-name="P18">Testskripts:<text:tab/>Google Code → Dokumente → 04_Tests → 04.02_Testskript → 04.02.06_Not-Aus-Treiber </text:p>
      <text:p text:style-name="P18">Testprotokolle:<text:tab/>Google Code → Dokumente → 04_Tests → 04.03_Testprotokolle → <text:s/>04.03.06_Not-Aus-Treiber</text:p>
      <text:p text:style-name="P17"/>
      <text:h text:style-name="Heading_20_2" text:outline-level="2"><text:s/>Testfallbeschreibung</text:h>
      <text:p text:style-name="P11">Das Modul 'Not-Aus-Treiber' wird mehrmals hintereinander initialisiert und dessen Funktion 'emergency_off(void)' aufgerufen. Der Zustand des Not-Aus-Pins muss dementsprechend <text:span text:style-name="T3">TRUE</text:span> oder <text:span text:style-name="T3">FALSE</text:span> sein.</text:p>
      <text:p text:style-name="Standard"/>
      <text:p text:style-name="P11">Die Methode 'emergency_off(void)' des Moduls 'Not-Aus-Treiber' wird wiederholt mit der Codierung für die Lokomotive 1 aufgerufen, wodurch nacheinander alle Fahranweisungen für diese Lokomotive zurückgegeben werden.</text:p>
      <text:p text:style-name="P17"/>
      <text:h text:style-name="P32" text:outline-level="2"><text:bookmark text:name="__RefHeading__778_1218511389"/><text:s/>Testskript<text:bookmark-end text:name="__RefHeading__778_1218511389"/></text:h>
      <text:p text:style-name="P19">Eine Schleife mit drei Durchläufen dient zur Mehrfachüberprüfung des Testfalls. Dabei wird jeweils die Funktion 'initNOTAUS(void)' aufgerufen, wodurch der Not-Aus-Pin auf TRUE<text:span text:style-name="T3"> </text:span><text:span text:style-name="T6">gesetzt werden muss. Im Anschluss wird jeweils die Funktion 'emergency_off(void)' aufgerufen, wodurch der Not-Aus-Pin wieder auf </text:span><text:span text:style-name="T3">FALSE</text:span><text:span text:style-name="T6"> gesetzt werden muss. Ebenfalls müssen intern die Funktionen 'stopSW()' und 'reportAllMsg()' aufgerufen werden. Um die Endlosschleife verlassen und damit die Zustände vom Not-Aus-Pin, 'stopSW()' und 'reportAllMsg()' abfragen zu können, muss der Pin 1.0 gedrückt werden.</text:span></text:p>
      <text:p text:style-name="P20">Nach Beendigung des Testfalls wird das Testresultat in der Konsole ausgegeben.</text:p>
      <text:p text:style-name="P11"/>
      <text:p text:style-name="P11">Dies wird mit folgendem Test-Skript realisiert:</text:p>
      <text:p text:style-name="P11">siehe 'Google Cod<text:span text:style-name="T7">e → 04_Test → 04.02_Testskripts → 04.02.06_Not-Aus-Treiber'</text:span></text:p>
      <text:p text:style-name="P13"/>
      <text:h text:style-name="P33" text:outline-level="2"><text:s/>Testreferenz</text:h>
      <text:p text:style-name="P21"><text:span text:style-name="T6">Nach jedem Initialisieren muss der Not-Aus-Pin auf </text:span><text:span text:style-name="T3">TRUE</text:span><text:span text:style-name="T6"> gesetzt sein und am Ende jedes Schleifendurchlaufs muss dieser das Signal </text:span><text:span text:style-name="T3">FALSE</text:span><text:span text:style-name="T6"> führen.</text:span></text:p>
      <text:h text:style-name="P32" text:outline-level="2"><text:s/>Test-Protokoll</text:h>
      <text:p text:style-name="P11">Das Konsolen-Ergebnis wird in das Dokument 'Protokoll_Test_Not-Aus-Treiber' kopiert und diese Datei im Ordner 'Google Code → Dokumente → 04_Tests → 04.03_Testprotokolle → 04.03.06_Not-Aus-Treiber' abgelegt.</text:p>
      <text:p text:style-name="P11"/>
      <text:h text:style-name="P30"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Not-Aus-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draw:text-box></draw:frame></text:p>
      </style:header>
      <style:footer>
        <text:p text:style-name="Footer"><draw:frame draw:style-name="Mfr1" draw:name="Rahmen8" text:anchor-type="char" svg:x="0cm" svg:y="27.303cm" svg:width="17.701cm" svg:height="0.4cm" draw:z-index="11"><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8</text:page-number>/<text:page-count style:num-format="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Not-Aus-Treiber'</text:reference-ref></text:span><draw:frame draw:style-name="Mfr1" draw:name="Rahmen11" text:anchor-type="char" svg:x="0cm" svg:y="4.501cm" svg:width="17.701cm" svg:height="0.4cm" draw:z-index="1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15"><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8</text:page-number>/<text:page-count style:num-forma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Not-Aus-Treiber'</dc:title>
    <dc:subject>Sichere Eisenbahnsteuerung</dc:subject>
    <meta:initial-creator>Norman Nieß</meta:initial-creator>
    <meta:creation-date>2010-04-21T17:30:25</meta:creation-date>
    <meta:editing-cycles>26</meta:editing-cycles>
    <meta:editing-duration>PT10H20M08S</meta:editing-duration>
    <dc:date>2010-06-17T23:55:27.26</dc:date>
    <dc:creator>Kai Dziembala</dc:creator>
    <meta:document-statistic meta:table-count="2" meta:image-count="0" meta:object-count="0" meta:page-count="8" meta:paragraph-count="73" meta:word-count="509" meta:character-count="3973"/>
    <meta:user-defined meta:name="Info 1"/>
    <meta:user-defined meta:name="Info 2"/>
    <meta:user-defined meta:name="Info 3"/>
    <meta:user-defined meta:name="Info 4"/>
  </office:meta>
</office:document-meta>
</file>